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Calibri" fo:font-size="12pt" fo:language="en" fo:country="US" style:font-name-asian="Calibri1" style:font-size-asian="12pt" style:font-name-complex="Calibri1" style:font-size-complex="1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Calibri" fo:font-size="12pt" fo:language="en" fo:country="US" officeooo:paragraph-rsid="00183af8" style:font-name-asian="Calibri1" style:font-size-asian="12pt" style:font-name-complex="Calibri1" style:font-size-complex="12pt"/>
    </style:style>
    <style:style style:name="P4" style:family="paragraph" style:parent-style-name="Heading_20_1" style:master-page-name="Standard">
      <style:paragraph-properties style:page-number="auto"/>
      <style:text-properties fo:color="#2f5496" style:font-name="Calibri" fo:font-size="16pt" style:font-name-asian="Calibri1" style:font-size-asian="16pt" style:font-name-complex="Calibri1" style:font-size-complex="16pt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Calibri" fo:font-size="12pt" fo:language="en" fo:country="US" style:font-name-asian="Calibri1" style:font-size-asian="12pt" style:font-name-complex="Calibri1" style:font-size-complex="12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language="en" fo:country="US" style:font-name-asian="Calibri1" style:font-size-asian="12pt" style:font-name-complex="Calibri1" style:font-size-complex="12pt"/>
    </style:style>
    <style:style style:name="T5" style:family="text">
      <style:text-properties style:font-name="Calibri" fo:font-size="12pt" fo:language="en" fo:country="US" officeooo:rsid="00183af8" style:font-name-asian="Calibri1" style:font-size-asian="12pt" style:font-name-complex="Calibri1" style:font-size-complex="12pt"/>
    </style:style>
    <style:style style:name="T6" style:family="text">
      <style:text-properties officeooo:rsid="0018755d"/>
    </style:style>
    <style:style style:name="T7" style:family="text">
      <style:text-properties officeooo:rsid="0019527d"/>
    </style:style>
    <style:style style:name="T8" style:family="text">
      <style:text-properties officeooo:rsid="001a6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niruzzaman anir</text:h>
      <text:p text:style-name="Standard">Jessore,Khulna.</text:p>
      <text:p text:style-name="Standard">Email : <text:a xlink:type="simple" xlink:href="mailto:anirdms@gmail.com" text:style-name="Internet_20_link" text:visited-style-name="Visited_20_Internet_20_Link">anirdms@gmail.com</text:a> Phone : 01864682913</text:p>
      <text:p text:style-name="Standard"><text:span text:style-name="T1">Objective</text:span><text:span text:style-name="T2"> </text:span></text:p>
      <text:p text:style-name="Standard">To obtain a intern job working as a react engineer to develop, maintain, and design software.</text:p>
      <text:p text:style-name="P5">Education</text:p>
      <text:p text:style-name="P6">Bsc honors in physics,</text:p>
      <text:p text:style-name="P6">Khulna University, Khulna.</text:p>
      <text:p text:style-name="P5">Developer Skills</text:p>
      <text:p text:style-name="P7">-Plain Html , Css and Javascript</text:p>
      <text:p text:style-name="P7">-I am strong at javascript, particularly.</text:p>
      <text:p text:style-name="P7">-Sass, bootstrap, tailwind_css</text:p>
      <text:p text:style-name="P7">-Node js, React js</text:p>
      <text:p text:style-name="P8">Soft skills</text:p>
      <text:p text:style-name="P7">I am <text:span text:style-name="T7">a </text:span>first learner and good communicator.</text:p>
      <text:p text:style-name="P7">And I am fluent in <text:span text:style-name="T8">E</text:span>nglish speaking.</text:p>
      <text:p text:style-name="P8">Relevant Experience</text:p>
      <text:p text:style-name="P7">-I have working experience with a freelancer group once as a frontend web developer. <text:span text:style-name="T8">And I have done various outsourcing projects with time.</text:span></text:p>
      <text:p text:style-name="P8">Personal Projects</text:p>
      <text:p text:style-name="P7">@ Phantom typer (This is a typing application made with react js with the help of local storage without external database.</text:p>
      <text:p text:style-name="P1"><text:span text:style-name="T3">Github repo: </text:span><text:a xlink:type="simple" xlink:href="https://github.com/Aniruzzaman-anir/Phantom-Typer" text:style-name="Internet_20_link" text:visited-style-name="Visited_20_Internet_20_Link"><text:span text:style-name="T4">https://github.com/Aniruzzaman-anir/Phantom-Typer</text:span></text:a></text:p>
      <text:p text:style-name="P1"><text:span text:style-name="T4">Live link : </text:span><text:a xlink:type="simple" xlink:href="https://aniruzzaman-anir.github.io/Phantom-Typer/" text:style-name="Internet_20_link" text:visited-style-name="Visited_20_Internet_20_Link"><text:span text:style-name="T4">https://aniruzzaman-anir.github.io/Phantom-Typer/</text:span></text:a></text:p>
      <text:p text:style-name="P2">@ React pwa ( Youtube, unsplash, wikipedia, Google translator) <text:span text:style-name="T6">apis</text:span></text:p>
      <text:p text:style-name="P1"><text:span text:style-name="T4">Github repo: </text:span><text:a xlink:type="simple" xlink:href="https://github.com/Aniruzzaman-anir/react_pwa" text:style-name="Internet_20_link" text:visited-style-name="Visited_20_Internet_20_Link"><text:span text:style-name="T4">https://github.com/Aniruzzaman-anir/react_pw</text:span></text:a><text:span text:style-name="T5">a</text:span></text:p>
      <text:p text:style-name="P3">I am eager to have an opportunity to learn and work as a react js engineer. I wish you people consider me as a intern.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8:39:04.418079100</meta:creation-date>
    <dc:date>2022-01-05T03:04:03.308873015</dc:date>
    <meta:initial-creator>anirruzzaman anir</meta:initial-creator>
    <meta:generator>LibreOffice/6.4.7.2$Linux_X86_64 LibreOffice_project/40$Build-2</meta:generator>
    <meta:editing-duration>PT3M59S</meta:editing-duration>
    <meta:editing-cycles>4</meta:editing-cycles>
    <meta:document-statistic meta:table-count="0" meta:image-count="0" meta:object-count="0" meta:page-count="2" meta:paragraph-count="25" meta:word-count="165" meta:character-count="1127" meta:non-whitespace-character-count="9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